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IRRoya" svg:font-family="IRRoya" style:font-pitch="variable"/>
    <style:font-face style:name="IRTitr" svg:font-family="IRTitr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6.9375in" fo:margin-left="-0.266in" fo:margin-top="0in" fo:margin-bottom="0in" table:align="left" style:writing-mode="lr-tb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4.6806in"/>
    </style:style>
    <style:style style:name="Table1.C" style:family="table-column">
      <style:table-column-properties style:column-width="0.9444in"/>
    </style:style>
    <style:style style:name="Table1.1" style:family="table-row">
      <style:table-row-properties style:min-row-height="0.2431in" fo:keep-together="auto"/>
    </style:style>
    <style:style style:name="Table1.A1" style:family="table-cell">
      <style:table-cell-properties style:vertical-align="middle" style:border-line-width-left="0.0208in 0.0104in 0.0104in" style:border-line-width-top="0.0208in 0.0104in 0.0104in" fo:padding-left="0.075in" fo:padding-right="0.075in" fo:padding-top="0in" fo:padding-bottom="0in" fo:border-left="3pt double #000000" fo:border-right="0.5pt solid #000000" fo:border-top="3pt double #000000" fo:border-bottom="0.5pt solid #000000" style:writing-mode="lr-tb"/>
    </style:style>
    <style:style style:name="Table1.B1" style:family="table-cell">
      <style:table-cell-properties style:vertical-align="middle" style:border-line-width-top="0.0208in 0.0104in 0.0104in" style:border-line-width-bottom="0.0104in 0.0104in 0.0208in" fo:padding-left="0.075in" fo:padding-right="0.075in" fo:padding-top="0in" fo:padding-bottom="0in" fo:border-left="0.5pt solid #000000" fo:border-right="0.5pt solid #000000" fo:border-top="3pt double #000000" fo:border-bottom="3pt double #000000" style:writing-mode="lr-tb"/>
    </style:style>
    <style:style style:name="Table1.C1" style:family="table-cell">
      <style:table-cell-properties style:vertical-align="middle" style:border-line-width-right="0.0104in 0.0104in 0.0208in" style:border-line-width-top="0.0208in 0.0104in 0.0104in" style:border-line-width-bottom="0.0104in 0.0104in 0.0208in" fo:padding-left="0.075in" fo:padding-right="0.075in" fo:padding-top="0in" fo:padding-bottom="0in" fo:border-left="0.5pt solid #000000" fo:border-right="3pt double #000000" fo:border-top="3pt double #000000" fo:border-bottom="3pt double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style:border-line-width-left="0.0208in 0.0104in 0.0104in" style:border-line-width-bottom="0.0104in 0.0104in 0.0208in" fo:padding-left="0.075in" fo:padding-right="0.075in" fo:padding-top="0in" fo:padding-bottom="0in" fo:border-left="3pt double #000000" fo:border-right="0.5pt solid #000000" fo:border-top="0.5pt solid #000000" fo:border-bottom="3pt double #000000" style:writing-mode="lr-tb"/>
    </style:style>
    <style:style style:name="Table1.B2" style:family="table-cell">
      <style:table-cell-properties style:vertical-align="middle" style:border-line-width-bottom="0.0104in 0.0104in 0.0208in" fo:padding-left="0.075in" fo:padding-right="0.075in" fo:padding-top="0in" fo:padding-bottom="0in" fo:border-left="0.5pt solid #000000" fo:border-right="0.5pt solid #000000" fo:border-top="0.5pt solid #000000" fo:border-bottom="3pt double #000000" style:writing-mode="lr-tb"/>
    </style:style>
    <style:style style:name="Table1.C2" style:family="table-cell">
      <style:table-cell-properties style:vertical-align="middle" style:border-line-width-right="0.0104in 0.0104in 0.0208in" style:border-line-width-bottom="0.0104in 0.0104in 0.0208in" fo:padding-left="0.075in" fo:padding-right="0.075in" fo:padding-top="0in" fo:padding-bottom="0in" fo:border-left="0.5pt solid #000000" fo:border-right="3pt double #000000" fo:border-top="0.5pt solid #000000" fo:border-bottom="3pt double #000000" style:writing-mode="lr-tb"/>
    </style:style>
    <style:style style:name="Table2" style:family="table">
      <style:table-properties style:width="6.875in" fo:margin-left="0in" fo:margin-top="0in" fo:margin-bottom="0in" table:align="left" style:writing-mode="lr-tb"/>
    </style:style>
    <style:style style:name="Table2.A" style:family="table-column">
      <style:table-column-properties style:column-width="6.875in"/>
    </style:style>
    <style:style style:name="Table2.1" style:family="table-row">
      <style:table-row-properties style:min-row-height="1.0014in" fo:keep-together="auto"/>
    </style:style>
    <style:style style:name="Table2.A1" style:family="table-cell">
      <style:table-cell-properties style:border-line-width-left="0.0208in 0.0104in 0.0104in" style:border-line-width-right="0.0104in 0.0104in 0.0208in" style:border-line-width-top="0.0208in 0.0104in 0.0104in" style:border-line-width-bottom="0.0104in 0.0104in 0.0208in" fo:padding-left="0.075in" fo:padding-right="0.075in" fo:padding-top="0in" fo:padding-bottom="0in" fo:border-left="3pt double #000000" fo:border-right="3pt double #000000" fo:border-top="3pt double #000000" fo:border-bottom="3pt double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>
        <style:tab-stops>
          <style:tab-stop style:position="0.7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>
        <style:tab-stops>
          <style:tab-stop style:position="0.7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B Titr" style:font-size-complex="11pt" style:language-complex="ar" style:country-complex="SA"/>
    </style:style>
    <style:style style:name="P5" style:family="paragraph" style:parent-style-name="Standard">
      <style:paragraph-properties fo:margin-left="0.4339in" fo:margin-top="0in" fo:margin-bottom="0in" style:contextual-spacing="false" fo:line-height="100%" fo:text-align="end" style:justify-single-word="false" fo:orphans="2" fo:widows="2" style:writing-mode="rl-tb">
        <style:tab-stops>
          <style:tab-stop style:position="0.7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B Titr" style:font-size-complex="11pt" style:language-complex="ar" style:country-complex="SA"/>
    </style:style>
    <style:style style:name="P6" style:family="paragraph" style:parent-style-name="Frame_20_contents">
      <style:paragraph-properties fo:margin-top="0in" fo:margin-bottom="0in" style:contextual-spacing="false" fo:line-height="100%" fo:text-align="center" style:justify-single-word="false" style:writing-mode="rl-tb"/>
      <style:text-properties fo:font-size="9pt" style:font-size-asian="9pt" style:font-size-complex="9pt"/>
    </style:style>
    <style:style style:name="P7" style:family="paragraph" style:parent-style-name="Frame_20_contents">
      <style:paragraph-properties fo:margin-top="0in" fo:margin-bottom="0in" style:contextual-spacing="false" fo:line-height="100%" fo:text-align="center" style:justify-single-word="false" style:writing-mode="rl-tb">
        <style:tab-stops>
          <style:tab-stop style:position="0.75in"/>
        </style:tab-stops>
      </style:paragraph-properties>
      <style:text-properties fo:font-size="9pt" fo:font-weight="bold" style:font-size-asian="9pt" style:font-weight-asian="bold" style:font-name-complex="IRZar" style:font-size-complex="9pt" style:font-weight-complex="bold"/>
    </style:style>
    <style:style style:name="P8" style:family="paragraph" style:parent-style-name="Frame_20_contents">
      <style:paragraph-properties fo:text-align="end" style:justify-single-word="false">
        <style:tab-stops>
          <style:tab-stop style:position="0.75in"/>
        </style:tab-stops>
      </style:paragraph-properties>
      <style:text-properties style:font-name="IRRoya" fo:font-size="11pt" style:font-size-asian="11pt" style:font-name-complex="IRRoya" style:font-size-complex="11pt"/>
    </style:style>
    <style:style style:name="P9" style:family="paragraph" style:parent-style-name="Frame_20_contents">
      <style:text-properties style:font-name="IRRoya" fo:font-size="11pt" style:font-size-asian="11pt" style:font-name-complex="IRRoya" style:font-size-complex="11pt"/>
    </style:style>
    <style:style style:name="P10" style:family="paragraph" style:parent-style-name="Standard">
      <style:paragraph-properties fo:text-align="end" style:justify-single-word="false" fo:text-indent="-0.25in" style:auto-text-indent="false" style:writing-mode="rl-tb"/>
      <style:text-properties fo:font-size="2pt" style:font-size-asian="2pt" style:font-name-complex="IRZar" style:font-size-complex="2p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>
        <style:tab-stops>
          <style:tab-stop style:position="0.7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B Titr" style:font-size-complex="11pt" style:language-complex="ar" style:country-complex="SA"/>
    </style:style>
    <style:style style:name="P12" style:family="paragraph" style:parent-style-name="Standard">
      <style:paragraph-properties fo:margin-left="0.4339in" fo:margin-top="0in" fo:margin-bottom="0in" style:contextual-spacing="false" fo:line-height="100%" fo:text-align="end" style:justify-single-word="false" fo:orphans="2" fo:widows="2" style:writing-mode="rl-tb">
        <style:tab-stops>
          <style:tab-stop style:position="0.75in"/>
        </style:tab-stops>
      </style:paragraph-properties>
      <style:text-properties style:font-name="Calibri" fo:font-size="11pt" fo:language="en" fo:country="US" style:letter-kerning="false" style:font-name-asian="Calibri1" style:font-size-asian="11pt" style:language-asian="en" style:country-asian="US" style:font-name-complex="B Titr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IRZar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/>
      <style:text-properties style:font-name="Calibri" fo:font-size="10pt" fo:language="en" fo:country="US" style:letter-kerning="false" style:font-name-asian="Calibri1" style:font-size-asian="10pt" style:language-asian="en" style:country-asian="US" style:font-name-complex="IRZar" style:font-size-complex="10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style:writing-mode="rl-tb"/>
      <style:text-properties style:font-name="Calibri" fo:font-size="10pt" fo:language="en" fo:country="US" fo:font-weight="bold" style:letter-kerning="false" style:font-name-asian="Calibri1" style:font-size-asian="10pt" style:language-asian="en" style:country-asian="US" style:font-weight-asian="bold" style:font-name-complex="IRZar" style:font-size-complex="10pt" style:language-complex="ar" style:country-complex="SA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fo:orphans="2" fo:widows="2" style:writing-mode="rl-tb">
        <style:tab-stops>
          <style:tab-stop style:position="0.75in"/>
        </style:tab-stops>
      </style:paragraph-properties>
      <style:text-properties style:font-name="Calibri" fo:font-size="9pt" fo:language="en" fo:country="US" fo:font-weight="bold" style:letter-kerning="false" style:font-name-asian="Calibri1" style:font-size-asian="9pt" style:language-asian="en" style:country-asian="US" style:font-weight-asian="bold" style:font-name-complex="IRZar" style:font-size-complex="9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style:font-name-complex="IRZar"/>
    </style:style>
    <style:style style:name="P18" style:family="paragraph" style:parent-style-name="Standard">
      <style:paragraph-properties fo:margin-top="0.0398in" fo:margin-bottom="0.1508in" style:contextual-spacing="false" fo:line-height="100%" fo:text-align="end" style:justify-single-word="false" style:writing-mode="rl-tb"/>
      <style:text-properties fo:font-size="11pt" officeooo:paragraph-rsid="001eb062" style:font-size-asian="11pt" style:font-name-complex="IRZar" style:font-size-complex="11pt"/>
    </style:style>
    <style:style style:name="P19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fo:color="#000000" loext:opacity="100%" style:font-name="IRRoya" fo:font-size="11pt" style:font-size-asian="11pt" style:font-name-complex="IRRoya" style:font-size-complex="11pt"/>
    </style:style>
    <style:style style:name="P20" style:family="paragraph" style:parent-style-name="Standard">
      <style:paragraph-properties fo:margin-top="0in" fo:margin-bottom="0in" style:contextual-spacing="false" fo:text-align="end" style:justify-single-word="false" style:writing-mode="rl-tb"/>
      <style:text-properties fo:color="#000000" loext:opacity="100%" style:font-name="IRRoya" fo:font-size="11pt" officeooo:paragraph-rsid="001b10b7" style:font-size-asian="11pt" style:font-name-complex="IRRoya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name-complex="IRTitr" style:font-size-complex="10pt" style:font-weight-complex="normal"/>
    </style:style>
    <style:style style:name="P22" style:family="paragraph" style:parent-style-name="Text_20_body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fo:padding="0in" fo:border="none" style:writing-mode="rl-tb"/>
      <style:text-properties fo:font-variant="normal" fo:text-transform="none" fo:color="#000000" loext:opacity="100%" style:font-name="IRRoya" fo:font-size="11pt" fo:letter-spacing="normal" style:font-size-asian="11pt" style:font-name-complex="IRRoya" style:font-size-complex="11pt" style:font-style-complex="normal" style:font-weight-complex="normal"/>
    </style:style>
    <style:style style:name="P23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fo:font-variant="normal" fo:text-transform="none" fo:color="#000000" loext:opacity="100%" style:font-name="IRRoya" fo:font-size="11pt" fo:letter-spacing="normal" style:font-size-asian="11pt" style:font-name-complex="IRRoya" style:font-size-complex="11pt" style:font-style-complex="normal" style:font-weight-complex="normal"/>
    </style:style>
    <style:style style:name="P24" style:family="paragraph" style:parent-style-name="Text_20_body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fo:padding="0in" fo:border="none" style:writing-mode="rl-tb"/>
      <style:text-properties fo:font-variant="normal" fo:text-transform="none" fo:color="#000000" loext:opacity="100%" style:font-name="IRRoya" fo:font-size="11pt" fo:letter-spacing="normal" officeooo:rsid="001d4ae3" officeooo:paragraph-rsid="001d4ae3" style:font-size-asian="11pt" style:font-name-complex="IRRoya" style:font-size-complex="11pt" style:font-style-complex="normal" style:font-weight-complex="normal"/>
    </style:style>
    <style:style style:name="P25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fo:font-variant="normal" fo:text-transform="none" fo:color="#000000" loext:opacity="100%" fo:font-size="11pt" fo:letter-spacing="normal" officeooo:paragraph-rsid="001c852f" style:font-size-asian="11pt" style:font-name-complex="IRRoya" style:font-size-complex="11pt"/>
    </style:style>
    <style:style style:name="P26" style:family="paragraph" style:parent-style-name="Text_20_body">
      <style:paragraph-properties fo:margin-top="0in" fo:margin-bottom="0in" style:contextual-spacing="false" fo:line-height="100%" fo:text-align="end" style:justify-single-word="false" style:writing-mode="rl-tb"/>
      <style:text-properties style:font-name-complex="IRZar"/>
    </style:style>
    <style:style style:name="P27" style:family="paragraph" style:parent-style-name="Text_20_body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fo:padding="0in" fo:border="none" style:writing-mode="rl-tb"/>
      <style:text-properties fo:color="#000000" loext:opacity="100%" style:font-name="IRRoya" fo:font-size="11pt" style:font-size-asian="11pt" style:font-name-complex="IRRoya" style:font-size-complex="11pt"/>
    </style:style>
    <style:style style:name="P28" style:family="paragraph" style:parent-style-name="Text_20_body">
      <style:paragraph-properties fo:margin-left="0in" fo:margin-right="0in" fo:margin-top="0in" fo:margin-bottom="0in" style:contextual-spacing="false" style:line-height-at-least="0.2917in" fo:text-align="end" style:justify-single-word="false" fo:orphans="2" fo:widows="2" fo:text-indent="0in" style:auto-text-indent="false" fo:padding="0in" fo:border="none" style:writing-mode="rl-tb"/>
      <style:text-properties fo:color="#000000" loext:opacity="100%" style:font-name="IRRoya" fo:font-size="11pt" officeooo:rsid="001bc95e" officeooo:paragraph-rsid="001bc95e" style:font-size-asian="11pt" style:font-name-complex="IRRoya" style:font-size-complex="11pt"/>
    </style:style>
    <style:style style:name="P29" style:family="paragraph" style:parent-style-name="Text_20_body">
      <style:text-properties fo:color="#000000" loext:opacity="100%" style:font-name="IRRoya" fo:font-size="11pt" style:font-size-asian="11pt" style:font-name-complex="IRRoya" style:font-size-complex="11pt"/>
    </style:style>
    <style:style style:name="P30" style:family="paragraph" style:parent-style-name="Text_20_body">
      <style:paragraph-properties fo:text-align="end" style:justify-single-word="false" style:writing-mode="rl-tb"/>
      <style:text-properties style:font-name="IRRoya" fo:font-size="11pt" style:font-size-asian="11pt" style:font-name-complex="IRRoya" style:font-size-complex="11pt"/>
    </style:style>
    <style:style style:name="P31" style:family="paragraph" style:parent-style-name="Text_20_body">
      <style:paragraph-properties fo:margin-left="0in" fo:margin-right="0in" fo:margin-top="0.0957in" fo:margin-bottom="0.0957in" style:contextual-spacing="false" fo:line-height="100%" fo:text-align="end" style:justify-single-word="false" fo:orphans="2" fo:widows="2" fo:text-indent="0in" style:auto-text-indent="false" style:writing-mode="rl-tb"/>
    </style:style>
    <style:style style:name="P32" style:family="paragraph" style:parent-style-name="Text_20_body">
      <style:paragraph-properties fo:margin-left="0in" fo:margin-right="0in" fo:margin-top="0.1354in" fo:margin-bottom="0.1354in" style:contextual-spacing="false" fo:line-height="100%" fo:text-align="end" style:justify-single-word="false" fo:orphans="2" fo:widows="2" fo:text-indent="0in" style:auto-text-indent="false" style:writing-mode="rl-tb"/>
    </style:style>
    <style:style style:name="P33" style:family="paragraph" style:parent-style-name="Text_20_body">
      <style:paragraph-properties fo:margin-left="0in" fo:margin-right="0in" fo:margin-top="0.1354in" fo:margin-bottom="0in" style:contextual-spacing="false" fo:line-height="100%" fo:text-align="end" style:justify-single-word="false" fo:orphans="2" fo:widows="2" fo:text-indent="0in" style:auto-text-indent="false" style:writing-mode="rl-tb"/>
    </style:style>
    <style:style style:name="P3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name-complex="B Nazanin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f8d1" style:font-weight-asian="bold" style:font-weight-complex="bold"/>
    </style:style>
    <style:style style:name="T4" style:family="text">
      <style:text-properties style:font-name-complex="B Titr"/>
    </style:style>
    <style:style style:name="T5" style:family="text">
      <style:text-properties style:font-name-complex="B Titr" style:language-complex="fa" style:country-complex="IR"/>
    </style:style>
    <style:style style:name="T6" style:family="text">
      <style:text-properties fo:font-size="2pt" style:font-size-asian="2pt" style:font-name-complex="B Nazanin" style:font-size-complex="2pt"/>
    </style:style>
    <style:style style:name="T7" style:family="text">
      <style:text-properties fo:font-size="13pt" style:font-size-asian="13pt" style:font-name-complex="B Nazanin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style:font-size-asian="13pt" style:font-size-complex="13pt" style:language-complex="fa" style:country-complex="IR"/>
    </style:style>
    <style:style style:name="T10" style:family="text">
      <style:text-properties fo:font-size="13pt" style:font-size-asian="13pt" style:font-name-complex="IRRoya" style:font-size-complex="13pt"/>
    </style:style>
    <style:style style:name="T11" style:family="text">
      <style:text-properties fo:font-size="13pt" officeooo:rsid="00194a6f" style:font-size-asian="13pt" style:font-name-complex="IRRoya" style:font-size-complex="13pt"/>
    </style:style>
    <style:style style:name="T12" style:family="text">
      <style:text-properties fo:font-size="13pt" fo:font-style="normal" style:text-underline-style="none" style:font-size-asian="13pt" style:font-style-asian="normal" style:font-name-complex="IRRoya" style:font-size-complex="13pt" style:font-style-complex="normal"/>
    </style:style>
    <style:style style:name="T13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14" style:family="text">
      <style:text-properties style:font-name-complex="B Nazanin"/>
    </style:style>
    <style:style style:name="T15" style:family="text">
      <style:text-properties fo:font-size="10pt" style:font-size-asian="10pt" style:font-name-complex="B Titr" style:font-size-complex="10pt" style:language-complex="fa" style:country-complex="I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9pt" style:font-size-asian="9pt" style:font-name-complex="B Nazanin" style:font-size-complex="9pt"/>
    </style:style>
    <style:style style:name="T18" style:family="text">
      <style:text-properties style:language-complex="fa" style:country-complex="IR"/>
    </style:style>
    <style:style style:name="T19" style:family="text">
      <style:text-properties style:font-name-complex="IRRoya"/>
    </style:style>
    <style:style style:name="T20" style:family="text">
      <style:text-properties officeooo:rsid="00194a6f" style:font-name-complex="IRRoya"/>
    </style:style>
    <style:style style:name="T21" style:family="text">
      <style:text-properties fo:font-style="normal" style:text-underline-style="none" style:font-style-asian="normal" style:font-name-complex="IRRoya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style:font-name-complex="IRZar"/>
    </style:style>
    <style:style style:name="T24" style:family="text">
      <style:text-properties fo:color="#cccccc" loext:opacity="100%" fo:font-size="13pt" fo:font-style="normal" style:text-underline-style="none" style:font-size-asian="13pt" style:font-style-asian="normal" style:font-size-complex="13pt" style:font-style-complex="normal"/>
    </style:style>
    <style:style style:name="T25" style:family="text">
      <style:text-properties fo:color="#cccccc" loext:opacity="100%" fo:font-size="13pt" fo:font-style="normal" style:text-underline-style="none" officeooo:rsid="00194a6f" style:font-size-asian="13pt" style:font-style-asian="normal" style:font-size-complex="13pt" style:font-style-complex="normal"/>
    </style:style>
    <style:style style:name="T26" style:family="text">
      <style:text-properties fo:color="#cccccc" loext:opacity="100%" fo:font-style="normal" style:text-underline-style="none" style:font-style-asian="normal" style:font-style-complex="normal"/>
    </style:style>
    <style:style style:name="T27" style:family="text">
      <style:text-properties fo:color="#cccccc" loext:opacity="100%" fo:font-style="normal" style:text-underline-style="none" officeooo:rsid="00194a6f" style:font-style-asian="normal" style:font-style-complex="normal"/>
    </style:style>
    <style:style style:name="T28" style:family="text">
      <style:text-properties officeooo:rsid="001b10b7"/>
    </style:style>
    <style:style style:name="T29" style:family="text">
      <style:text-properties fo:font-variant="normal" fo:text-transform="none" fo:color="#404040" loext:opacity="100%" fo:letter-spacing="normal" style:font-name-complex="DeepSeek-CJK-patch" style:font-size-complex="12pt" style:font-style-complex="normal" style:font-weight-complex="normal"/>
    </style:style>
    <style:style style:name="T30" style:family="text">
      <style:text-properties fo:font-variant="normal" fo:text-transform="none" fo:color="#404040" loext:opacity="100%" fo:letter-spacing="normal" style:font-size-complex="12pt" style:font-style-complex="normal" style:font-weight-complex="normal"/>
    </style:style>
    <style:style style:name="T31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32" style:family="text">
      <style:text-properties fo:font-variant="normal" fo:text-transform="none" fo:color="#404040" loext:opacity="100%" fo:font-size="12pt" fo:letter-spacing="normal" fo:font-style="normal" fo:font-weight="normal"/>
    </style:style>
    <style:style style:name="T33" style:family="text">
      <style:text-properties fo:font-variant="normal" fo:text-transform="none" fo:color="#404040" loext:opacity="100%" style:font-name="IRRoya" fo:letter-spacing="normal" style:font-name-complex="IRRoya" style:font-size-complex="12pt" style:font-style-complex="normal" style:font-weight-complex="normal"/>
    </style:style>
    <style:style style:name="T34" style:family="text">
      <style:text-properties fo:font-variant="normal" fo:text-transform="none" fo:color="#404040" loext:opacity="100%" style:font-name="IRRoya" fo:letter-spacing="normal" style:font-name-complex="IRRoya" style:font-style-complex="normal" style:font-weight-complex="normal"/>
    </style:style>
    <style:style style:name="T35" style:family="text">
      <style:text-properties fo:font-variant="normal" fo:text-transform="none" fo:color="#404040" loext:opacity="100%" style:font-name="IRRoya" fo:letter-spacing="normal" fo:font-style="normal" fo:font-weight="normal" style:font-name-complex="IRRoya"/>
    </style:style>
    <style:style style:name="T36" style:family="text">
      <style:text-properties fo:font-variant="normal" fo:text-transform="none" fo:color="#404040" loext:opacity="100%" style:font-name="IRRoya" fo:font-size="12pt" fo:letter-spacing="normal" fo:font-style="normal" fo:font-weight="normal" style:font-name-complex="IRRoya"/>
    </style:style>
    <style:style style:name="T37" style:family="text">
      <style:text-properties fo:font-variant="normal" fo:text-transform="none" fo:color="#404040" loext:opacity="100%" style:font-name="IRRoya" fo:font-size="11pt" fo:letter-spacing="normal" style:font-size-asian="11pt" style:font-name-complex="IRRoya" style:font-size-complex="11pt" style:font-style-complex="normal" style:font-weight-complex="normal"/>
    </style:style>
    <style:style style:name="T38" style:family="text">
      <style:text-properties fo:font-variant="normal" fo:text-transform="none" fo:color="#404040" loext:opacity="100%" style:font-name="IRRoya" fo:font-size="11pt" fo:letter-spacing="normal" fo:font-style="normal" fo:font-weight="normal" style:font-size-asian="11pt" style:font-name-complex="IRRoya" style:font-size-complex="11pt"/>
    </style:style>
    <style:style style:name="T39" style:family="text">
      <style:text-properties fo:font-variant="normal" fo:text-transform="none" fo:letter-spacing="normal" style:font-style-complex="normal" style:font-weight-complex="normal"/>
    </style:style>
    <style:style style:name="T40" style:family="text">
      <style:text-properties fo:font-variant="normal" fo:text-transform="none" fo:letter-spacing="normal" officeooo:rsid="001b10b7" style:font-style-complex="normal" style:font-weight-complex="normal"/>
    </style:style>
    <style:style style:name="T41" style:family="text">
      <style:text-properties fo:font-variant="normal" fo:text-transform="none" style:font-name="IRRoya" fo:font-size="11pt" fo:letter-spacing="normal" style:font-size-asian="11pt" style:font-name-complex="IRRoya" style:font-size-complex="11pt" style:font-style-complex="normal" style:font-weight-complex="normal"/>
    </style:style>
    <style:style style:name="T42" style:family="text">
      <style:text-properties fo:font-variant="normal" fo:text-transform="none" style:font-name="IRRoya" fo:font-size="11pt" fo:letter-spacing="normal" fo:font-style="normal" fo:font-weight="normal" style:font-size-asian="11pt" style:font-name-complex="IRRoya" style:font-size-complex="11pt"/>
    </style:style>
    <style:style style:name="T43" style:family="text">
      <style:text-properties fo:font-variant="normal" fo:text-transform="none" fo:color="#000000" loext:opacity="100%" style:font-name="IRRoya" fo:font-size="11pt" fo:letter-spacing="normal" style:font-size-asian="11pt" style:font-name-complex="IRRoya" style:font-size-complex="11pt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IRRoya" fo:font-size="11pt" fo:letter-spacing="normal" style:font-size-asian="11pt" style:font-size-complex="11pt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IRRoya" fo:font-size="11pt" fo:letter-spacing="normal" style:font-size-asian="11pt" style:font-name-complex="IRZar" style:font-size-complex="11pt" style:font-style-complex="normal" style:font-weight-complex="normal"/>
    </style:style>
    <style:style style:name="T46" style:family="text">
      <style:text-properties fo:font-variant="normal" fo:text-transform="none" fo:color="#000000" loext:opacity="100%" style:font-name="IRRoya" fo:font-size="11pt" fo:letter-spacing="normal" fo:font-style="normal" fo:font-weight="normal" style:font-size-asian="11pt" style:font-name-complex="IRRoya" style:font-size-complex="11pt"/>
    </style:style>
    <style:style style:name="T47" style:family="text">
      <style:text-properties fo:font-variant="normal" fo:text-transform="none" fo:color="#000000" loext:opacity="100%" style:font-name="IRRoya" fo:font-size="11pt" fo:letter-spacing="normal" fo:font-style="normal" fo:font-weight="normal" style:font-size-asian="11pt" style:font-size-complex="11pt"/>
    </style:style>
    <style:style style:name="T48" style:family="text">
      <style:text-properties fo:font-variant="normal" fo:text-transform="none" fo:color="#000000" loext:opacity="100%" style:font-name="IRRoya" fo:font-size="11pt" fo:letter-spacing="normal" fo:font-style="normal" fo:font-weight="normal" style:font-size-asian="11pt" style:font-name-complex="IRZar" style:font-size-complex="11pt"/>
    </style:style>
    <style:style style:name="T49" style:family="text">
      <style:text-properties fo:font-variant="normal" fo:text-transform="none" fo:color="#000000" loext:opacity="100%" style:font-name="IRRoya" fo:font-size="9pt" fo:letter-spacing="normal" style:font-size-asian="9pt" style:font-name-complex="IRRoya" style:font-size-complex="9pt" style:font-style-complex="normal" style:font-weight-complex="normal"/>
    </style:style>
    <style:style style:name="T50" style:family="text">
      <style:text-properties fo:font-variant="normal" fo:text-transform="none" fo:color="#000000" loext:opacity="100%" style:font-name="IRRoya" fo:font-size="9pt" fo:letter-spacing="normal" fo:font-style="normal" fo:font-weight="normal" style:font-size-asian="9pt" style:font-name-complex="IRRoya" style:font-size-complex="9pt"/>
    </style:style>
    <style:style style:name="T51" style:family="text">
      <style:text-properties fo:font-variant="normal" fo:text-transform="none" fo:color="#000000" loext:opacity="100%" style:font-name="IRRoya" fo:font-size="8pt" fo:letter-spacing="normal" style:font-size-asian="8pt" style:font-name-complex="IRRoya" style:font-size-complex="8pt" style:font-style-complex="normal" style:font-weight-complex="normal"/>
    </style:style>
    <style:style style:name="T52" style:family="text">
      <style:text-properties fo:font-variant="normal" fo:text-transform="none" fo:color="#000000" loext:opacity="100%" style:font-name="IRRoya" fo:font-size="8pt" fo:letter-spacing="normal" officeooo:rsid="001eb062" style:font-size-asian="8pt" style:font-name-complex="IRRoya" style:font-size-complex="8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IRRoya" fo:font-size="8pt" fo:letter-spacing="normal" fo:font-style="normal" fo:font-weight="normal" style:font-size-asian="8pt" style:font-name-complex="IRRoya" style:font-size-complex="8pt"/>
    </style:style>
    <style:style style:name="T54" style:family="text">
      <style:text-properties fo:color="#000000" loext:opacity="100%"/>
    </style:style>
    <style:style style:name="T55" style:family="text">
      <style:text-properties fo:font-weight="normal" officeooo:rsid="001ef8d1" style:font-weight-asian="normal" style:font-weight-complex="normal"/>
    </style:style>
    <style:style style:name="T56" style:family="text">
      <style:text-properties style:font-style-complex="normal" style:font-weight-complex="normal"/>
    </style:style>
    <style:style style:name="T57" style:family="text">
      <style:text-properties officeooo:rsid="001c83c2" style:font-style-complex="normal" style:font-weight-complex="normal"/>
    </style:style>
    <style:style style:name="T58" style:family="text">
      <style:text-properties style:font-name="DeepSeek-CJK-patch" fo:font-style="normal" fo:font-weight="normal"/>
    </style:style>
    <style:style style:name="T59" style:family="text">
      <style:text-properties style:font-name="DeepSeek-CJK-patch" fo:font-style="normal" fo:font-weight="normal" officeooo:rsid="001c852f"/>
    </style:style>
    <style:style style:name="T60" style:family="text">
      <style:text-properties style:font-name="DeepSeek-CJK-patch" fo:font-style="normal" fo:font-weight="normal" officeooo:rsid="001c852f" style:font-style-complex="normal" style:font-weight-complex="normal"/>
    </style:style>
    <style:style style:name="T61" style:family="text">
      <style:text-properties officeooo:rsid="001c83c2"/>
    </style:style>
    <style:style style:name="T62" style:family="text">
      <style:text-properties officeooo:rsid="001d4ae3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fo:text-align="end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 fo:text-align="end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 fo:text-align="end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 fo:text-align="end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 fo:text-align="end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 fo:text-align="end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 fo:text-align="end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 fo:text-align="end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 fo:text-align="end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 fo:text-align="end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8181in" fo:min-width="1.7882in" fo:padding-top="0.05in" fo:padding-bottom="0.05in" fo:padding-left="0.1in" fo:padding-right="0.1in" fo:wrap-option="wrap" loext:decorative="false" fo:margin-left="0in" fo:margin-right="0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<text:span text:style-name="T2">تاریخ: </text:span><text:span text:style-name="T55">۱۴۰۴/۲/۲۳</text:span></text:p>
          </table:table-cell>
          <table:table-cell table:style-name="Table1.B1" table:number-rows-spanned="2" office:value-type="string">
            <text:p text:style-name="P15"><text:span text:style-name="T18">فرم گزارش ماموریت</text:span></text:p>
          </table:table-cell>
          <table:table-cell table:style-name="Table1.C1" table:number-rows-spanned="2" office:value-type="string">
            <text:p text:style-name="P14"><text:span text:style-name="T2">فرم شماره یک</text:span></text:p>
          </table:table-cell>
        </table:table-row>
        <table:table-row table:style-name="Table1.2">
          <table:table-cell table:style-name="Table1.A2" office:value-type="string">
            <text:p text:style-name="P14"><text:span text:style-name="T2">پیوست: </text:span><text:span text:style-name="T55">ندارد</text:span></text:p>
          </table:table-cell>
          <table:covered-table-cell table:style-name="Table1.B2"/>
          <table:covered-table-cell table:style-name="Table1.C2"/>
        </table:table-row>
      </table:table>
      <text:p text:style-name="P10"/>
      <text:p text:style-name="P18">اینجانب <text:span text:style-name="T26">…</text:span> <text:s/><text:span text:style-name="T21">سعید سرکاراتی <text:s text:c="2"/></text:span><text:span text:style-name="T26">…</text:span><text:span text:style-name="T22"> </text:span>در سمت <text:span text:style-name="T26">…</text:span> <text:span text:style-name="T20">معاون دانش‌آموزی باشگاه پژوهشگران جوان و نخبگان </text:span><text:span text:style-name="T27">…</text:span> <text:s text:c="2"/><text:tab/> <text:s text:c="8"/><text:tab/><text:tab/> <text:s text:c="2"/><text:line-break/> به موجب حکم شماره ................... مورخ ................. <text:span text:style-name="T18">به </text:span>مقصد <text:span text:style-name="T26">…</text:span><text:span text:style-name="T20">کشور عراق – شهر نجف اشرف </text:span><text:span text:style-name="T27">…</text:span> از تاریخ <text:span text:style-name="T26">…</text:span><text:span text:style-name="T20">۱۴۰۴/۵/۲ <text:s/></text:span><text:span text:style-name="T27">…</text:span><text:span text:style-name="T20"> </text:span>تا تاریخ <text:span text:style-name="T26">…</text:span><text:span text:style-name="T19">۱۴۰۴/۲/۹</text:span><text:span text:style-name="T26">…</text:span> عزیمت نمودم و گزارش ماموریت در قالب اهداف و دستاوردها و نکات ضروری و مهم بدست آمده به شرح ذیل می باشد.</text:p>
      <text:p text:style-name="P26"><text:span text:style-name="Strong_20_Emphasis"><text:span text:style-name="T44">اهداف ماموریت</text:span></text:span><text:span text:style-name="Strong_20_Emphasis"><text:span text:style-name="T47">:</text:span></text:span><text:span text:style-name="T46"><text:line-break/></text:span><text:span text:style-name="T51">۱</text:span><text:span text:style-name="T53">. </text:span><text:span text:style-name="T51">حضور فعال در رویداد بین‌المللی عصر امید در نجف اشرف </text:span><text:span text:style-name="T53">(</text:span><text:span text:style-name="T51">نمایشگاه و کنفرانس بین‌المللی هوش مصنوعی و کاربردهای آن در صنعت، آموزش، بهداشت و توسعه پایدار</text:span><text:span text:style-name="T53">) </text:span><text:span text:style-name="T51">که با همکاری دانشگاه آزاد اسلامی واحد نجف‌آباد و دانشگاه اسلامی نجف برگزار شد</text:span><text:span text:style-name="T53">.<text:line-break/></text:span><text:span text:style-name="T51">۲</text:span><text:span text:style-name="T53">. </text:span><text:span text:style-name="T51">بررسی آخرین دستاوردهای هوش مصنوعی در حوزه‌های صنعت، آموزش، بهداشت و توسعه پایدار از دیدگاه متخصصان</text:span><text:span text:style-name="T53">.<text:line-break/></text:span><text:span text:style-name="T51">۳</text:span><text:span text:style-name="T53">. </text:span><text:span text:style-name="T51">تبادل تجربیات با متخصصان و شرکت‌های ایرانی و عراقی فعال در حوزه هوش مصنوعی</text:span><text:span text:style-name="T53">.<text:line-break/></text:span><text:span text:style-name="T51">۴</text:span><text:span text:style-name="T53">. </text:span><text:span text:style-name="T51">شناسایی فرصت‌های همکاری و انتقال فناوری‌های نوین</text:span><text:span text:style-name="T53">.<text:line-break/></text:span><text:span text:style-name="T51">۵</text:span><text:span text:style-name="T53">. </text:span><text:span text:style-name="T51">شناسایی افراد و شرکت‌های کلیدی برای مشارکت در شکل‌دهی به زیست‌بوم هوش مصنوعی دانشگاه آزاد اسلامی</text:span><text:span text:style-name="T53">.</text:span></text:p>
      <text:p text:style-name="P32"><text:span text:style-name="Strong_20_Emphasis"><text:span text:style-name="T45">شرح جزئیات ماموریت</text:span></text:span><text:span text:style-name="Strong_20_Emphasis"><text:span text:style-name="T48">:</text:span></text:span><text:span text:style-name="T46"><text:line-break/></text:span><text:span text:style-name="T51">۱</text:span><text:span text:style-name="T53">. </text:span><text:span text:style-name="T51">شرکت در کنفرانس تخصصی با حضور اساتید و متخصصان برجسته ایرانی و عراقی</text:span><text:span text:style-name="T53">.<text:line-break/></text:span><text:span text:style-name="T51">۲</text:span><text:span text:style-name="T53">. </text:span><text:span text:style-name="T51">بازدید از نمایشگاه فناوری‌های هوش مصنوعی و بررسی محصولات شرکت‌های پیشرو</text:span><text:span text:style-name="T53">.<text:line-break/></text:span><text:span text:style-name="T51">۳</text:span><text:span text:style-name="T53">. </text:span><text:span text:style-name="T51">برگزاری جلسات کاری با نمایندگان شرکت‌های معتبر فعال در حوزه هوش مصنوعی</text:span><text:span text:style-name="T53">.<text:line-break/></text:span><text:span text:style-name="T51">۴</text:span><text:span text:style-name="T53">. </text:span><text:span text:style-name="T51">جلسه با رایزن فرهنگی ایران در عراق</text:span><text:span text:style-name="T53">.<text:line-break/></text:span><text:span text:style-name="T51">۵</text:span><text:span text:style-name="T53">. </text:span><text:span text:style-name="T51">بازدید از دانشگاه تکنولوژی بغداد</text:span><text:span text:style-name="T53">.<text:line-break/></text:span><text:span text:style-name="T51">۶</text:span><text:span text:style-name="T53">. </text:span><text:span text:style-name="T51">بازدید از دانشگاه آزاد اسلامی واحد بغداد </text:span><text:span text:style-name="T53">(</text:span><text:span text:style-name="T51">در شرف تأسیس</text:span><text:span text:style-name="T53">).</text:span></text:p>
      <text:p text:style-name="P31"><text:span text:style-name="Strong_20_Emphasis"><text:span text:style-name="T45">دستاوردها</text:span></text:span><text:span text:style-name="Strong_20_Emphasis"><text:span text:style-name="T48">:</text:span></text:span><text:span text:style-name="T46"><text:line-break/></text:span><text:span text:style-name="T51">۱</text:span><text:span text:style-name="T53">. </text:span><text:span text:style-name="T51">آشنایی با جدیدترین فناوری‌های هوش مصنوعی در حوزه‌های مختلف</text:span><text:span text:style-name="T53">.<text:line-break/></text:span><text:span text:style-name="T51">۲</text:span><text:span text:style-name="T53">. </text:span><text:span text:style-name="T51">ایجاد ارتباط با مراکز علمی و شرکت‌های فناور ایرانی و عراقی</text:span><text:span text:style-name="T53">.<text:line-break/></text:span><text:span text:style-name="T51">۳</text:span><text:span text:style-name="T53">. </text:span><text:span text:style-name="T51">شناسایی زمینه‌های همکاری مشترک در پروژه‌های آتی</text:span><text:span text:style-name="T53">.<text:line-break/></text:span><text:span text:style-name="T51">۴</text:span><text:span text:style-name="T53">. </text:span><text:span text:style-name="T51">جمع‌آوری اطلاعات ارزشمند از تجربیات موفق بین‌المللی</text:span><text:span text:style-name="T53">.<text:line-break/></text:span><text:span text:style-name="T51">۵</text:span><text:span text:style-name="T53">. </text:span><text:span text:style-name="T51">بررسی امکان همکاری علمی با دانشگاه‌های بازدید شده</text:span><text:span text:style-name="T53">.<text:line-break/></text:span><text:span text:style-name="T51">۶</text:span><text:span text:style-name="T53">. </text:span><text:span text:style-name="T51">دریافت پیشنهادات همکاری از رایزنی فرهنگی ایران</text:span><text:span text:style-name="T53">.<text:line-break/></text:span><text:span text:style-name="T51">۷</text:span><text:span text:style-name="T53">. </text:span><text:span text:style-name="T51">شناسایی افراد و شرکت‌های کلیدی برای مشارکت در زیست‌بوم هوش مصنوعی دانشگاه آزاد اسلامی</text:span><text:span text:style-name="T53">.</text:span></text:p>
      <text:p text:style-name="P33"><text:span text:style-name="Strong_20_Emphasis"><text:span text:style-name="T45">جمع‌بندی</text:span></text:span><text:span text:style-name="Strong_20_Emphasis"><text:span text:style-name="T48">:</text:span></text:span><text:span text:style-name="T46"><text:line-break/></text:span><text:span text:style-name="T51">این ماموریت فرصت ارزشمندی برای به‌روزرسانی دانش فنی و گسترش شبکه ارتباطات علمی و فناوری بود</text:span><text:span text:style-name="T53">. </text:span><text:span text:style-name="T51">دستاوردهای کسب‌شده می‌تواند نقش مهمی در توسعه فعالیت‌های مرتبط با هوش مصنوعی در دانشگاه آزاد اسلامی داشته باشد</text:span><text:span text:style-name="T53">. </text:span><text:span text:style-name="T51">پیشنهاد می‌شو</text:span><text:span text:style-name="T52">د که </text:span><text:span text:style-name="T51">پیگیری لازم برای تحقق همکاری‌های شناسایی شده با دانشگاه‌ها و مراکز تحقیقاتی بازدید شده انجام پذیرد </text:span><text:span text:style-name="T52">و </text:span><text:span text:style-name="T53"><text:s/></text:span><text:span text:style-name="T51">از افراد و شرکت‌های شناسایی شده برای مشارکت در زیست‌بوم هوش مصنوعی دانشگاه دعوت به عمل آید</text:span><text:span text:style-name="T53">.</text:span></text:p>
      <text:p text:style-name="P19"><draw:frame draw:style-name="fr1" draw:name="Frame3" text:anchor-type="paragraph" svg:x="-0.2937in" svg:y="0.4654in" svg:width="6.8752in" draw:z-index="0" loext:may-break-between-pages="true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P16"><draw:custom-shape text:anchor-type="char" draw:z-index="1" draw:name="Text Box 3" draw:style-name="gr1" draw:text-style-name="P34" svg:width="1.9878in" svg:height="0.9177in" svg:x="0.2626in" svg:y="0.0374in"><text:p text:style-name="P7">دکتر <text:span text:style-name="T18">محمدی</text:span></text:p><text:p text:style-name="P7">سرپرست معاونت بین الملل و امور دانشجویان غیر ایرانی دانشگاه</text:p><text:p text:style-name="P6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با توجه به گزارش فوق پرداخت حق مأموریت مورد تأیید می باشد.</text:p><text:p text:style-name="P4" loext:marker-style-name="T4"/><text:p text:style-name="P4" loext:marker-style-name="T4"/><text:p text:style-name="P5" loext:marker-style-name="T4"/><text:p text:style-name="P5" loext:marker-style-name="T4"/></table:table-cell></table:table-row></table:table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IRRoya" svg:font-family="IRRoya" style:font-pitch="variable"/>
    <style:font-face style:name="IRTitr" svg:font-family="IRTitr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سرصفحه_20_نویسه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پانویس_20_نویسه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loext:linked-style-name="متن_20_بادکنک_20_نویسه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سرصفحه_20_نویسه" style:display-name="سرصفحه نویسه" style:family="text" style:parent-style-name="Default_20_Paragraph_20_Font" loext:linked-style-name="Header"/>
    <style:style style:name="پانویس_20_نویسه" style:display-name="پانویس نویسه" style:family="text" style:parent-style-name="Default_20_Paragraph_20_Font" loext:linked-style-name="Footer"/>
    <style:style style:name="متن_20_بادکنک_20_نویسه" style:display-name="متن بادکنک نویسه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name-complex="IRTitr" style:font-size-complex="10pt" style:font-weight-complex="normal"/>
    </style:style>
    <style:style style:name="MT1" style:family="text">
      <style:text-properties style:language-complex="fa" style:country-complex="IR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-top="6.01pt ridge #000000" fo:border-bottom="6.01pt groove #000000" fo:border-left="6.01pt ridge #000000" fo:border-right="6.01pt groove #000000" fo:padding-top="0.0835in" fo:padding-bottom="0.5835in" fo:padding-left="0.5835in" fo:padding-right="0.645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باسمه تعالی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hamad alizadeh</meta:initial-creator>
    <meta:editing-cycles>8</meta:editing-cycles>
    <meta:print-date>2023-07-18T09:45:00</meta:print-date>
    <meta:creation-date>2025-05-12T06:25:00</meta:creation-date>
    <dc:date>2025-05-12T08:39:38.147783702</dc:date>
    <meta:editing-duration>PT22M24S</meta:editing-duration>
    <meta:generator>LibreOffice/24.2.7.2$Linux_X86_64 LibreOffice_project/420$Build-2</meta:generator>
    <meta:document-statistic meta:table-count="2" meta:image-count="0" meta:object-count="0" meta:page-count="1" meta:paragraph-count="13" meta:word-count="406" meta:character-count="2333" meta:non-whitespace-character-count="1915"/>
    <meta:user-defined meta:name="AppVersion">16.0000</meta:user-defined>
    <meta:template xlink:type="simple" xlink:actuate="onRequest" xlink:title="Normal" xlink:href=""/>
  </office:meta>
</office:document-meta>
</file>